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4">
      <style:text-properties officeooo:paragraph-rsid="00049b45"/>
    </style:style>
    <style:style style:name="P2" style:family="paragraph" style:parent-style-name="Standard">
      <style:text-properties officeooo:rsid="000039b5" officeooo:paragraph-rsid="000039b5"/>
    </style:style>
    <style:style style:name="P3" style:family="paragraph" style:parent-style-name="Standard">
      <style:text-properties fo:font-weight="bold" officeooo:rsid="000039b5" officeooo:paragraph-rsid="000039b5" style:font-weight-asian="bold" style:font-weight-complex="bold"/>
    </style:style>
    <style:style style:name="P4" style:family="paragraph" style:parent-style-name="Preformatted_20_Text">
      <style:text-properties officeooo:rsid="000039b5" officeooo:paragraph-rsid="000039b5"/>
    </style:style>
    <style:style style:name="P5" style:family="paragraph" style:parent-style-name="Preformatted_20_Text">
      <style:text-properties officeooo:rsid="00015785" officeooo:paragraph-rsid="00015785"/>
    </style:style>
    <style:style style:name="P6" style:family="paragraph" style:parent-style-name="Preformatted_20_Text">
      <style:text-properties officeooo:rsid="00015785" officeooo:paragraph-rsid="00049b45"/>
    </style:style>
    <style:style style:name="P7" style:family="paragraph" style:parent-style-name="Preformatted_20_Text">
      <style:text-properties officeooo:paragraph-rsid="00015785"/>
    </style:style>
    <style:style style:name="P8" style:family="paragraph" style:parent-style-name="Preformatted_20_Text">
      <style:text-properties officeooo:rsid="00049b45" officeooo:paragraph-rsid="00049b45"/>
    </style:style>
    <style:style style:name="P9" style:family="paragraph" style:parent-style-name="Preformatted_20_Text">
      <style:text-properties officeooo:paragraph-rsid="00049b45"/>
    </style:style>
    <style:style style:name="P10" style:family="paragraph" style:parent-style-name="Preformatted_20_Text">
      <style:text-properties officeooo:paragraph-rsid="0007d37b"/>
    </style:style>
    <style:style style:name="P11" style:family="paragraph" style:parent-style-name="Preformatted_20_Text">
      <style:text-properties officeooo:rsid="0009a4a5" officeooo:paragraph-rsid="0009a4a5"/>
    </style:style>
    <style:style style:name="P12" style:family="paragraph" style:parent-style-name="Preformatted_20_Text">
      <style:text-properties officeooo:paragraph-rsid="0009a4a5"/>
    </style:style>
    <style:style style:name="P13" style:family="paragraph" style:parent-style-name="Preformatted_20_Text">
      <style:text-properties officeooo:rsid="000bfced" officeooo:paragraph-rsid="000bfced"/>
    </style:style>
    <style:style style:name="P14" style:family="paragraph" style:parent-style-name="List_20_Contents">
      <style:paragraph-properties fo:margin-top="0in" fo:margin-bottom="0.1965in" loext:contextual-spacing="false"/>
      <style:text-properties fo:font-weight="bold" style:font-weight-asian="bold" style:font-weight-complex="bold"/>
    </style:style>
    <style:style style:name="T1" style:family="text">
      <style:text-properties officeooo:rsid="00015785"/>
    </style:style>
    <style:style style:name="T2" style:family="text">
      <style:text-properties officeooo:rsid="0002e8b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494a" style:font-weight-asian="bold" style:font-weight-complex="bold"/>
    </style:style>
    <style:style style:name="T5" style:family="text">
      <style:text-properties officeooo:rsid="00049b45"/>
    </style:style>
    <style:style style:name="T6" style:family="text">
      <style:text-properties officeooo:rsid="0006681c"/>
    </style:style>
    <style:style style:name="T7" style:family="text">
      <style:text-properties officeooo:rsid="0007d37b"/>
    </style:style>
    <style:style style:name="T8" style:family="text">
      <style:text-properties officeooo:rsid="0009a4a5"/>
    </style:style>
    <style:style style:name="T9" style:family="text">
      <style:text-properties officeooo:rsid="000c129f"/>
    </style:style>
    <style:style style:name="T10" style:family="text">
      <style:text-properties officeooo:rsid="000c49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diawiki</text:p>
      <text:p text:style-name="P2"/>
      <text:p text:style-name="P7"><text:span text:style-name="T10">1) </text:span><text:bookmark text:name="Install_LAMP_Stack"/>Install LAMP Stack</text:p>
      <text:p text:style-name="P5"/>
      <text:p text:style-name="P7"><text:span text:style-name="T1"><text:tab/>-&gt; </text:span>sudo apt-get install apache2 mysql-server php5 php5-mysql libapache2- mod-php5 <text:span text:style-name="T4">(Already installed)</text:span></text:p>
      <text:p text:style-name="P7"><text:span text:style-name="T1"><text:tab/>-&gt; </text:span><text:s/>sudo apt-get install php-apc php5-intl imagemagick phpmyadmin vsftpd php5-cli</text:p>
      <text:p text:style-name="P5"/>
      <text:p text:style-name="P5"><text:span text:style-name="T10">2</text:span>) <text:span text:style-name="T2">Get MediaWiki</text:span></text:p>
      <text:p text:style-name="P5"/>
      <text:p text:style-name="P7"><text:span text:style-name="T1"><text:tab/>-&gt; </text:span>cd Downloads</text:p>
      <text:p text:style-name="P7"><text:span text:style-name="T1"><text:tab/>-&gt; </text:span>wget <text:a xlink:type="simple" xlink:href="https://releases.wikimedia.org/mediawiki/1.24/mediawiki-1.24.2.tar.gz" text:style-name="Internet_20_link" text:visited-style-name="Visited_20_Internet_20_Link">http://releases.wikimedia.org/mediawiki/1.24/mediawiki-1.24.2.tar.gz</text:a></text:p>
      <text:p text:style-name="P5"/>
      <text:p text:style-name="P7"><text:span text:style-name="T1"><text:tab/></text:span><text:span text:style-name="T3">extract in your Web directory</text:span> </text:p>
      <text:p text:style-name="P14">Ubuntu 14+: <text:span text:style-name="T5">pathofile (</text:span>/var/lib/mediawiki<text:span text:style-name="T5">)</text:span> </text:p>
      <text:p text:style-name="P7"><text:span text:style-name="T1"><text:tab/>-&gt; </text:span>tar -xvzf mediawiki-*.tar.gz</text:p>
      <text:p text:style-name="P7"><text:span text:style-name="T1"><text:tab/>-&gt; </text:span>sudo mkdir /var/lib/mediawiki</text:p>
      <text:p text:style-name="P6"><text:tab/>-<text:span text:style-name="T5">&gt; sudo cp -R mediawiki-* /var/lib/mediawiki</text:span></text:p>
      <text:p text:style-name="P8"><text:span text:style-name="T10">3</text:span>) Configure MySQL (Not necessary if u had created root user n password earlier)</text:p>
      <text:p text:style-name="P8"/>
      <text:p text:style-name="P9"><text:span text:style-name="T5"><text:tab/></text:span>mysqladmin -u root password "&lt;enter the new password here&gt;" <text:s text:c="25"/></text:p>
      <text:p text:style-name="P9"/>
      <text:p text:style-name="P8"><text:span text:style-name="T10">4</text:span>) <text:span text:style-name="T6">Configure PHP(Optional)</text:span></text:p>
      <text:p text:style-name="P8"/>
      <text:p text:style-name="P9"><text:span text:style-name="T5"><text:tab/>-&gt; </text:span>sudo nano /etc/php5/apache2/php.ini <text:span text:style-name="T6">(use any editor vi,vim,gedit etc)</text:span></text:p>
      <text:h text:style-name="P1" text:outline-level="4"><text:bookmark text:name="Maximum_upload_file_size"/>Maximum upload file size</text:h>
      <text:p text:style-name="P10"><text:tab/> upload_max_filesize = 2M <text:span text:style-name="T7">to upload_max_filesize = 20M </text:span></text:p>
      <text:h text:style-name="P1" text:outline-level="4"><text:bookmark text:name="Memory_limit"/>Memory limit</text:h>
      <text:p text:style-name="P9"><text:tab/>memory_limit = 8M <text:span text:style-name="T6">to </text:span>memory_limit = <text:span text:style-name="T6">12</text:span>8M</text:p>
      <text:p text:style-name="P12"><text:span text:style-name="T10">5) </text:span><text:bookmark text:name="Configure_MediaWiki"/>Configure MediaWiki</text:p>
      <text:p text:style-name="P12"/>
      <text:p text:style-name="P12"><text:tab/><text:span text:style-name="T8">ON your browser goto </text:span></text:p>
      <text:p text:style-name="P12"><text:tab/><text:tab/><text:a xlink:type="simple" xlink:href="http://localhost/mediawiki" text:style-name="Internet_20_link" text:visited-style-name="Visited_20_Internet_20_Link"><text:span text:style-name="T8">http://localhost/mediawiki</text:span></text:a></text:p>
      <text:p text:style-name="P11">If it gives 404 error do the below steps</text:p>
      <text:p text:style-name="P12"><text:span text:style-name="T8"><text:tab/>-&gt; </text:span>cd /var/www/html</text:p>
      <text:p text:style-name="P12"><text:span text:style-name="T8"><text:tab/>-&gt; </text:span>sudo ln -s /var/lib/mediawiki mediawiki</text:p>
      <text:p text:style-name="P11"/>
      <text:p text:style-name="P13"><text:span text:style-name="T10">6</text:span>) Webpage Installation Process</text:p>
      <text:p text:style-name="P13"/>
      <text:p text:style-name="P13"><text:tab/>click on help for more help ;)</text:p>
      <text:p text:style-name="P13"/>
      <text:p text:style-name="P13"><text:span text:style-name="T10">7</text:span>) localsettings.php <text:span text:style-name="T9">make sure u copy it to wiki root directory and set its permission using terminal or nautilus comma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htCrawler </meta:initial-creator>
    <meta:creation-date>2015-07-09T20:20:26.637389612</meta:creation-date>
    <dc:date>2015-07-22T09:53:12.944746143</dc:date>
    <meta:editing-duration>PT2H23S</meta:editing-duration>
    <meta:editing-cycles>7</meta:editing-cycles>
    <meta:generator>LibreOffice/4.3.7.2$Linux_X86_64 LibreOffice_project/430m0$Build-2</meta:generator>
    <meta:document-statistic meta:table-count="0" meta:image-count="0" meta:object-count="0" meta:page-count="1" meta:paragraph-count="29" meta:word-count="171" meta:character-count="1264" meta:non-whitespace-character-count="1072"/>
  </office:meta>
</office:document-meta>
</file>